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fo:font-weight="bold" officeooo:rsid="0024e3e7" officeooo:paragraph-rsid="0024e3e7" style:font-weight-asian="bold" style:font-weight-complex="bold"/>
    </style:style>
    <style:style style:name="P2" style:family="paragraph" style:parent-style-name="Standard">
      <style:paragraph-properties fo:line-height="150%"/>
      <style:text-properties fo:font-weight="bold" officeooo:rsid="00350263" officeooo:paragraph-rsid="00350263" style:font-weight-asian="bold" style:font-weight-complex="bold"/>
    </style:style>
    <style:style style:name="P3" style:family="paragraph" style:parent-style-name="Standard">
      <style:paragraph-properties fo:line-height="150%"/>
      <style:text-properties fo:font-weight="bold" officeooo:rsid="00350263" officeooo:paragraph-rsid="00378f65" style:font-weight-asian="bold" style:font-weight-complex="bold"/>
    </style:style>
    <style:style style:name="P4" style:family="paragraph" style:parent-style-name="Standard">
      <style:paragraph-properties fo:line-height="150%"/>
      <style:text-properties fo:font-weight="bold" officeooo:rsid="000e5271" officeooo:paragraph-rsid="000e5271" style:font-weight-asian="bold" style:font-weight-complex="bold"/>
    </style:style>
    <style:style style:name="P5" style:family="paragraph" style:parent-style-name="Standard">
      <style:paragraph-properties fo:line-height="150%"/>
      <style:text-properties fo:font-weight="bold" officeooo:rsid="00165b25" officeooo:paragraph-rsid="00165b25" style:font-weight-asian="bold" style:font-weight-complex="bold"/>
    </style:style>
    <style:style style:name="P6" style:family="paragraph" style:parent-style-name="Standard">
      <style:paragraph-properties fo:line-height="150%"/>
      <style:text-properties fo:font-weight="bold" officeooo:rsid="0019da40" officeooo:paragraph-rsid="0019da40" style:font-weight-asian="bold" style:font-weight-complex="bold"/>
    </style:style>
    <style:style style:name="P7" style:family="paragraph" style:parent-style-name="Standard">
      <style:paragraph-properties fo:line-height="150%"/>
      <style:text-properties fo:font-weight="bold" officeooo:rsid="001a7014" officeooo:paragraph-rsid="001a7014" style:font-weight-asian="bold" style:font-weight-complex="bold"/>
    </style:style>
    <style:style style:name="P8" style:family="paragraph" style:parent-style-name="Standard">
      <style:paragraph-properties fo:line-height="150%"/>
      <style:text-properties fo:font-weight="bold" officeooo:rsid="001a7014" officeooo:paragraph-rsid="001eb0cd" style:font-weight-asian="bold" style:font-weight-complex="bold"/>
    </style:style>
    <style:style style:name="P9" style:family="paragraph" style:parent-style-name="Standard">
      <style:paragraph-properties fo:line-height="150%"/>
      <style:text-properties fo:font-weight="bold" officeooo:rsid="001a7014" officeooo:paragraph-rsid="0021bca4" style:font-weight-asian="bold" style:font-weight-complex="bold"/>
    </style:style>
    <style:style style:name="P10" style:family="paragraph" style:parent-style-name="Standard">
      <style:paragraph-properties fo:line-height="150%"/>
      <style:text-properties fo:font-weight="bold" officeooo:rsid="0028d000" officeooo:paragraph-rsid="0028d000" style:font-weight-asian="bold" style:font-weight-complex="bold"/>
    </style:style>
    <style:style style:name="P11" style:family="paragraph" style:parent-style-name="Standard">
      <style:paragraph-properties fo:line-height="150%"/>
      <style:text-properties fo:font-weight="normal" officeooo:rsid="0024e3e7" officeooo:paragraph-rsid="0024e3e7" style:font-weight-asian="normal" style:font-weight-complex="normal"/>
    </style:style>
    <style:style style:name="P12" style:family="paragraph" style:parent-style-name="Standard">
      <style:paragraph-properties fo:line-height="150%"/>
      <style:text-properties fo:font-weight="normal" officeooo:rsid="001eb0cd" officeooo:paragraph-rsid="001eb0cd" style:font-weight-asian="normal" style:font-weight-complex="normal"/>
    </style:style>
    <style:style style:name="P13" style:family="paragraph" style:parent-style-name="Standard">
      <style:paragraph-properties fo:line-height="150%"/>
      <style:text-properties fo:font-weight="normal" officeooo:rsid="001e00a5" officeooo:paragraph-rsid="0028d000" style:font-weight-asian="normal" style:font-weight-complex="normal"/>
    </style:style>
    <style:style style:name="P14" style:family="paragraph" style:parent-style-name="Standard">
      <style:paragraph-properties fo:line-height="150%"/>
      <style:text-properties fo:font-weight="normal" officeooo:rsid="0028d000" officeooo:paragraph-rsid="0028d000" style:font-weight-asian="normal" style:font-weight-complex="normal"/>
    </style:style>
    <style:style style:name="P15" style:family="paragraph" style:parent-style-name="Standard">
      <style:paragraph-properties fo:line-height="150%"/>
      <style:text-properties officeooo:rsid="00165b25" officeooo:paragraph-rsid="00165b25"/>
    </style:style>
    <style:style style:name="P16" style:family="paragraph" style:parent-style-name="Standard">
      <style:paragraph-properties fo:line-height="150%"/>
      <style:text-properties officeooo:rsid="00165b25" officeooo:paragraph-rsid="0016c911"/>
    </style:style>
    <style:style style:name="P17" style:family="paragraph" style:parent-style-name="Standard">
      <style:paragraph-properties fo:line-height="150%"/>
      <style:text-properties officeooo:rsid="00165b25" officeooo:paragraph-rsid="0019da40"/>
    </style:style>
    <style:style style:name="P18" style:family="paragraph" style:parent-style-name="Standard">
      <style:paragraph-properties fo:line-height="150%"/>
      <style:text-properties officeooo:rsid="000de30f" officeooo:paragraph-rsid="000de30f"/>
    </style:style>
    <style:style style:name="P19" style:family="paragraph" style:parent-style-name="Standard">
      <style:paragraph-properties fo:line-height="150%"/>
      <style:text-properties officeooo:rsid="000e5271" officeooo:paragraph-rsid="000e5271"/>
    </style:style>
    <style:style style:name="P20" style:family="paragraph" style:parent-style-name="Standard">
      <style:paragraph-properties fo:line-height="150%"/>
      <style:text-properties fo:font-style="italic" style:text-underline-style="none" fo:font-weight="normal" officeooo:rsid="000e5271" officeooo:paragraph-rsid="000e5271" style:font-style-asian="italic" style:font-weight-asian="normal" style:font-style-complex="italic" style:font-weight-complex="normal"/>
    </style:style>
    <style:style style:name="P21" style:family="paragraph" style:parent-style-name="Standard">
      <style:paragraph-properties fo:line-height="150%"/>
      <style:text-properties fo:font-style="italic" fo:font-weight="normal" officeooo:rsid="0024e3e7" officeooo:paragraph-rsid="0024e3e7" style:font-style-asian="italic" style:font-weight-asian="normal" style:font-style-complex="italic" style:font-weight-complex="normal"/>
    </style:style>
    <style:style style:name="P22" style:family="paragraph" style:parent-style-name="Standard">
      <style:paragraph-properties fo:line-height="150%"/>
      <style:text-properties style:text-underline-style="none" fo:font-weight="normal" officeooo:rsid="000e5271" officeooo:paragraph-rsid="000e5271" style:font-weight-asian="normal" style:font-weight-complex="normal"/>
    </style:style>
    <style:style style:name="P23" style:family="paragraph" style:parent-style-name="Standard">
      <style:paragraph-properties fo:line-height="150%"/>
      <style:text-properties style:text-underline-style="none" fo:font-weight="normal" officeooo:rsid="0010928d" officeooo:paragraph-rsid="0010928d" style:font-weight-asian="normal" style:font-weight-complex="normal"/>
    </style:style>
    <style:style style:name="P24" style:family="paragraph" style:parent-style-name="Standard">
      <style:paragraph-properties fo:line-height="150%"/>
      <style:text-properties officeooo:rsid="000f0604" officeooo:paragraph-rsid="000f0604"/>
    </style:style>
    <style:style style:name="P25" style:family="paragraph" style:parent-style-name="Standard">
      <style:paragraph-properties fo:line-height="150%"/>
      <style:text-properties officeooo:rsid="001004b2" officeooo:paragraph-rsid="001004b2"/>
    </style:style>
    <style:style style:name="P26" style:family="paragraph" style:parent-style-name="Standard">
      <style:paragraph-properties fo:line-height="150%"/>
      <style:text-properties officeooo:rsid="0010928d" officeooo:paragraph-rsid="0010928d"/>
    </style:style>
    <style:style style:name="P27" style:family="paragraph" style:parent-style-name="Standard">
      <style:paragraph-properties fo:line-height="150%"/>
      <style:text-properties fo:font-weight="normal" officeooo:rsid="00350263" officeooo:paragraph-rsid="00350263" style:font-weight-asian="normal" style:font-weight-complex="normal"/>
    </style:style>
    <style:style style:name="P28" style:family="paragraph" style:parent-style-name="Standard">
      <style:paragraph-properties fo:line-height="150%"/>
      <style:text-properties fo:font-style="normal" fo:font-weight="normal" officeooo:rsid="00378f65" officeooo:paragraph-rsid="00378f65" style:font-style-asian="normal" style:font-weight-asian="normal" style:font-style-complex="normal" style:font-weight-complex="normal"/>
    </style:style>
    <style:style style:name="P29" style:family="paragraph" style:parent-style-name="Standard">
      <style:paragraph-properties fo:line-height="150%"/>
      <style:text-properties officeooo:rsid="000de30f" officeooo:paragraph-rsid="000de30f"/>
    </style:style>
    <style:style style:name="T1" style:family="text">
      <style:text-properties officeooo:rsid="001004b2"/>
    </style:style>
    <style:style style:name="T2" style:family="text">
      <style:text-properties officeooo:rsid="00125a37"/>
    </style:style>
    <style:style style:name="T3" style:family="text">
      <style:text-properties officeooo:rsid="001426fa"/>
    </style:style>
    <style:style style:name="T4" style:family="text">
      <style:text-properties officeooo:rsid="00149264"/>
    </style:style>
    <style:style style:name="T5" style:family="text">
      <style:text-properties officeooo:rsid="0014b33a"/>
    </style:style>
    <style:style style:name="T6" style:family="text">
      <style:text-properties officeooo:rsid="0016c911"/>
    </style:style>
    <style:style style:name="T7" style:family="text">
      <style:text-properties officeooo:rsid="0018904a"/>
    </style:style>
    <style:style style:name="T8" style:family="text">
      <style:text-properties officeooo:rsid="0019da40"/>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2b1b92" style:font-style-asian="italic" style:font-weight-asian="normal" style:font-style-complex="italic" style:font-weight-complex="normal"/>
    </style:style>
    <style:style style:name="T12" style:family="text">
      <style:text-properties fo:font-style="italic" fo:font-weight="normal" officeooo:rsid="00354fd9" style:font-style-asian="italic" style:font-weight-asian="normal" style:font-style-complex="italic"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1e00a5" style:font-weight-asian="normal" style:font-weight-complex="normal"/>
    </style:style>
    <style:style style:name="T15" style:family="text">
      <style:text-properties fo:font-weight="normal" officeooo:rsid="001eb0cd" style:font-weight-asian="normal" style:font-weight-complex="normal"/>
    </style:style>
    <style:style style:name="T16" style:family="text">
      <style:text-properties fo:font-weight="normal" officeooo:rsid="00200e7a" style:font-weight-asian="normal" style:font-weight-complex="normal"/>
    </style:style>
    <style:style style:name="T17" style:family="text">
      <style:text-properties fo:font-weight="normal" officeooo:rsid="0021bca4" style:font-weight-asian="normal" style:font-weight-complex="normal"/>
    </style:style>
    <style:style style:name="T18" style:family="text">
      <style:text-properties fo:font-weight="normal" officeooo:rsid="0023213c" style:font-weight-asian="normal" style:font-weight-complex="normal"/>
    </style:style>
    <style:style style:name="T19" style:family="text">
      <style:text-properties fo:font-weight="normal" officeooo:rsid="002afec6" style:font-weight-asian="normal" style:font-weight-complex="normal"/>
    </style:style>
    <style:style style:name="T20" style:family="text">
      <style:text-properties fo:font-weight="normal" officeooo:rsid="002b1b92" style:font-weight-asian="normal" style:font-weight-complex="normal"/>
    </style:style>
    <style:style style:name="T21" style:family="text">
      <style:text-properties officeooo:rsid="0021bca4"/>
    </style:style>
    <style:style style:name="T22" style:family="text">
      <style:text-properties officeooo:rsid="0026e0b2"/>
    </style:style>
    <style:style style:name="T23" style:family="text">
      <style:text-properties officeooo:rsid="00277a8b"/>
    </style:style>
    <style:style style:name="T24" style:family="text">
      <style:text-properties officeooo:rsid="002963e1"/>
    </style:style>
    <style:style style:name="T25" style:family="text">
      <style:text-properties officeooo:rsid="002cb6f5"/>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354fd9" style:font-style-asian="normal" style:font-weight-asian="normal" style:font-style-complex="normal" style:font-weight-complex="normal"/>
    </style:style>
    <style:style style:name="T28" style:family="text">
      <style:text-properties fo:font-style="normal" fo:font-weight="normal" officeooo:rsid="00359e0e" style:font-style-asian="normal" style:font-weight-asian="normal" style:font-style-complex="normal" style:font-weight-complex="normal"/>
    </style:style>
    <style:style style:name="T29" style:family="text">
      <style:text-properties fo:font-style="normal" fo:font-weight="normal" officeooo:rsid="00378f65" style:font-style-asian="normal" style:font-weight-asian="normal" style:font-style-complex="normal" style:font-weight-complex="normal"/>
    </style:style>
    <style:style style:name="T30" style:family="text">
      <style:text-properties fo:font-style="normal" fo:font-weight="normal" officeooo:rsid="0037ab61"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Master themes document for collecting stream-of-thought ideas about overarching elements. Full spoiler authority and potentially biasing to an objective analysis. Not intended to be read by prospective readers of the full story. Read or distribute with respect and discretion.</text:p>
      <text:p text:style-name="P18"/>
      <text:p text:style-name="P4">Long term danger of Information</text:p>
      <text:p text:style-name="P19"/>
      <text:p text:style-name="P19"><text:tab/>Information in the real world spreads in a viral fashion and is very difficult to destroy once created. Trivial information (memes) may still simply fade in and out of existence, but concepts with “Weight on them”, that is, the dependence of other ideas such as societal decision making, are <text:span text:style-name="T5">p</text:span>ermanent. A good real world example of this is the existence and proliferation of older mathematical models that are no longer correct. Chemistry and physics in particular still find applications for incomplete or very generalized models, sometimes to demonstrate an evolution of thinking, and other times because they retain utility through simplicity. Completely wrong or misleading ideas may also still proliferate for the former reason. Crucially, “wrong” information can be used for a long time before the consequences are recognized. </text:p>
      <text:p text:style-name="P19"/>
      <text:p text:style-name="P20"><text:tab/>The long term consequences of information are unknowable at inception</text:p>
      <text:p text:style-name="P22"/>
      <text:p text:style-name="P23"><text:tab/>Word choice for <text:span text:style-name="T2">nerdy </text:span>emphasis, this is the thesis of the movie, Inception.</text:p>
      <text:p text:style-name="P19"/>
      <text:p text:style-name="P24"><text:tab/>In this story, the concept of long-term harm caused by specific ideas is reified as an obscure class of <text:span text:style-name="T5">things</text:span> known as “Legacy”. These are physically harmful things, which act as a stand in for harmful ideas. In this case, the ideas are not harmful in the sense of “ignorance is bliss” or even “the establishment would rather you didn’t know”. Rather, <text:span text:style-name="T1">the</text:span> ideas present a measurable physical threat to their beholder, comparable to being exposed to radiation*. </text:p>
      <text:p text:style-name="P24"/>
      <text:p text:style-name="P24">*Ironically, radiation and nuclear waste are one of the few areas where ultra-long-term consequences are well studied.</text:p>
      <text:p text:style-name="P24"/>
      <text:p text:style-name="P25"><text:tab/>Legacy is a term often used in engineering, often derisively, to refer to an older system. A legacy system requires significant maintenance and may incur unexpected problems.</text:p>
      <text:p text:style-name="P26"><text:tab/>In the story, Legacy is manifested in several ways. Objects and areas contaminated with Aurae, which present re-equip and undefined behavior risks (see Aurae section forthcoming), are <text:soft-page-break/>treated <text:span text:style-name="T3">as</text:span> radiation-contaminated and collectively referred to as Legacy. </text:p>
      <text:p text:style-name="P26"><text:tab/>The term’s use by Serians is ironic, referencing the destruction of otherwise sentimental, historical, or valuable places by this danger. It is both a play on “Legacy system” in the usage mentioned above, and an ironic reversal of “Legacy” as it would mean something good left behind.</text:p>
      <text:p text:style-name="P26"><text:tab/>“<text:span text:style-name="T3">Legacy” also occurs in the aforementioned, </text:span><text:span text:style-name="T5">more direct,</text:span><text:span text:style-name="T3"> idea form in the story as well. </text:span><text:span text:style-name="T4">New Aurae research presents ever increasing danger to its users as well as the general public, and is made inevitable by similarly escalating promises of power over the physical world. The ghostly, immaterial nature of Aurae itself also leans into </text:span><text:span text:style-name="T5">the Legacy concept</text:span><text:span text:style-name="T4">. Character’s lives are complicated every time they gain information about Aurae, either their own or others. Positive revelations about Aurae are extremely rare and occur within moments of character development. Often these revelations are a trade-off, losing personal power in exchange for introspection or interpersonal understanding.</text:span></text:p>
      <text:p text:style-name="P26"/>
      <text:p text:style-name="P5">Aurae</text:p>
      <text:p text:style-name="P15"/>
      <text:p text:style-name="P15"><text:tab/>Aurae is <text:span text:style-name="T9">the</text:span> technology in this story which is indistinguishable from magic. Unlike typical magic, there is a non-trivial, only partially externalized cost to its use. Aurae follows a small amount of logic that gives it parallels to computer technology, but the specifics of this are largely irrelevant. Aurae is the single most important plot element of this story and can be decomposed into multiple thematic factors.</text:p>
      <text:p text:style-name="P15"/>
      <text:p text:style-name="P6">Grotesquely Refined Technology</text:p>
      <text:p text:style-name="P15"><text:tab/></text:p>
      <text:p text:style-name="P15"><text:tab/>Technology which is elegant in its level of refinement and optimization, but whose purpose is unambiguously evil. All military technology falls under this label, but particularly aircraft, from which the aesthetics of Paras are derived*.</text:p>
      <text:p text:style-name="P16"><text:tab/>One insidious aspect of this type of technology, particularly an idea sold to Americans, is that it can provide benefits to the general public. <text:span text:style-name="T8">T</text:span>he tragedy <text:span text:style-name="T8">here is of</text:span> wasted human (Serian?) effort. <text:span text:style-name="T6">T</text:span>here is no reason why these benefits cannot have been <text:span text:style-name="T6">obtained</text:span> without a violent application. A good modern example is the field of robotics, <text:span text:style-name="T8">now </text:span>funded largely for the purposes of military violence or exploitation of workers.</text:p>
      <text:p text:style-name="P15"><text:tab/><text:span text:style-name="T6">For every civilian Aurae technology Serians have, there are a dozen military ones. Wherever there’s overlap, the military possesses a better version which civilians are forbidden from </text:span><text:span text:style-name="T8">using</text:span><text:span text:style-name="T6">. Real-world examples of this include thermal imaging, certain types of cryptography, and </text:span><text:soft-page-break/><text:span text:style-name="T6">surprisingly many types of radio technology.</text:span></text:p>
      <text:p text:style-name="P15"><text:tab/><text:span text:style-name="T7">The applications of Aurae, like many other technologies under this definition, seem to be predisposed to violent applications. This is also reflected in their temperamentality. Real military </text:span><text:span text:style-name="T8">technologies</text:span><text:span text:style-name="T7"> </text:span><text:span text:style-name="T8">are</text:span><text:span text:style-name="T7"> often very dangerous in how </text:span><text:span text:style-name="T8">they</text:span><text:span text:style-name="T7"> achieve utility, not just to users and victims but to the environment and future generations. Aurae Legacy represents the environmental aspect of this parallel, and </text:span><text:span text:style-name="T8">Aurae</text:span><text:span text:style-name="T7"> is similarly dangerous to its users.</text:span></text:p>
      <text:p text:style-name="P15"/>
      <text:p text:style-name="P17">*<text:span text:style-name="T8">More than many other branches of human technology, aircraft have an unavoidable and predominant legacy of violence.</text:span></text:p>
      <text:p text:style-name="P15"/>
      <text:p text:style-name="P5">Militarization of Bodies</text:p>
      <text:p text:style-name="P5"><text:tab/></text:p>
      <text:p text:style-name="P5"><text:tab/><text:span text:style-name="T19">Paras are Serians who are ostensibly a multitude of different, small-population species. They cannot reproduce normally (more on why this is later) and thus do not fit the rigorous definition of a species in the real world, thus they are called para-species, or “Paraspec” for a technical flair. Natural born Serians on the other hand are referred to as Land Serians (Perhaps because they can’t fly, but neither can most Paras), which in turn leads to Paraspec sometimes being called Air Serians, though not in those exact words, and only in certain contexts.</text:span></text:p>
      <text:p text:style-name="P5"><text:span text:style-name="T19"><text:tab/>Paras are designed in a decisively militarized image, and much of that design is to make them better at wielding and withstanding Aurae. As Aurae is highly destructive, they feature robust but less comfortable bodies, and are gradually introduced to permanent Aurae-based modifications over the course of their lifetimes, known as Equips. </text:span><text:span text:style-name="T20">These modifications are detrimental to Paras in the long term, and are one of the only reasons they have a fixed life expectancy comparable to Land Serians. Aurae equips become inherently dangerous when their host dies, so Paras are buried in special facilities to ensure their long term isolation; that is, </text:span><text:span text:style-name="T11">they become Legacy</text:span><text:span text:style-name="T20">.</text:span></text:p>
      <text:p text:style-name="P5"/>
      <text:p text:style-name="P7">Culture of the Sun</text:p>
      <text:p text:style-name="P7"/>
      <text:p text:style-name="P8"><text:tab/><text:span text:style-name="T14">Serians have a sort of creation myth which involves a lot of symbolism concerning the </text:span><text:span text:style-name="T17">S</text:span><text:span text:style-name="T14">un and </text:span><text:span text:style-name="T17">S</text:span><text:span text:style-name="T14">ky. They assert that all energy descends from the stars. Because of this, all matter, which is itself a form of energy, is destined to end in the stars, </text:span><text:span text:style-name="T15">until the stars themselves go to rest at the end of the universe. </text:span></text:p>
      <text:p text:style-name="P12"><text:tab/>Gravity is explained to be the force which draw matter into the stars, the gravity of planets <text:soft-page-break/>is merely a balancing force created by an opposing Sky. The Sky’s purpose is to comfort and protect the matter which was cast out of the stars when the solar system was formed. </text:p>
      <text:p text:style-name="P12"><text:tab/>All “Sky-Born” things, including the souls of living creatures, are drawn to the sun by destiny, seeking the power they feel they’ve been stripped of. To burn in the sun is inevitable, over a long enough time scale, it is said that the stars will come to reclaim you, an allegory for the various ends of solar systems, supernovae and expansion.</text:p>
      <text:p text:style-name="P9"><text:span text:style-name="T15"><text:tab/>The pursuit of tangible power, and the desire to travel the stars, is said to descend from these tendencies, and is predicted to exist in all creatures, a sort of universal manifest destiny. The myth also divides the universe into two aforementioned opposing forces, although they are more often represented as being </text:span><text:span text:style-name="T17">places</text:span><text:span text:style-name="T15"> of sorts. The Sun, which encompasses all that is homogeneous, immaterial and </text:span><text:span text:style-name="T16">heavenly</text:span><text:span text:style-name="T15">, such as the stars themselves; and the Sky, which encompasses the solid, entropy-driven, living world. </text:span></text:p>
      <text:p text:style-name="P9"><text:span text:style-name="T15"><text:tab/></text:span><text:span text:style-name="T17">All Serian society is considered to exist in one contiguous formation within this concept of Sky, codified in the common saying “One Plane under the Sky.” </text:span><text:span text:style-name="T18">Similarly, all stars are considered to be one universal source of energy, not isolated by vast distances of space. Space merely presents different positions from which to view the same omniscient entity.</text:span></text:p>
      <text:p text:style-name="P8"><text:span text:style-name="T15"><text:tab/>Organized worship of this myth is frowned upon, particularly by the state, for being slightly fatalist. Despite this, it is traditionally told to children, as it’s believed to help them make sense of the world, and the deeper meaning cannot reasonably harm a child. </text:span><text:span text:style-name="T16">It is given a societal seriousness comparable with astrology in real life. Teaching it as intrigue is seen as okay, teaching it as prevailing theory is seen as weird and harmful.</text:span></text:p>
      <text:p text:style-name="P13"><text:tab/>The story is oddly linked with modern affairs, as if it was either created or updated in recent history. It is also prescient in that it seems to be almost aware of how they actually originated. </text:p>
      <text:p text:style-name="P13"><text:tab/>This is one of the first hints the reader is given that the actual time scale of Serian history is much shorter than they have likely assumed from real-world parallels.</text:p>
      <text:p text:style-name="P7"/>
      <text:p text:style-name="P10">It Happened Yesterday</text:p>
      <text:p text:style-name="P10"/>
      <text:p text:style-name="P14"><text:tab/>Time on Seria is beyond confusing, as a deliberate choice. “Ancient” stories refer to technologies that have been around for 20 years at the most, and incorporate weirdly modern science. Many Sci-Fi nerds are familiar with the Brahma Weapons, weapons whose ancient descriptions align alarmingly with nuclear weapons. Serian mythology is full of this kind of thing, to say nothing of the fact that God exists in the mortal world, and is the head of state.</text:p>
      <text:p text:style-name="P14"><text:soft-page-break/><text:tab/><text:span text:style-name="T24">All these weird-consistencies are hints towards the idea that Serian society is a real example of creationism on a very small time scale, even shorter than that posited by Young Earth Creationism. If the reader figures this out, which they will be encouraged to, they may naturally assume it was Serian God’s doing, which will only be partly correct. </text:span><text:span text:style-name="T25">(I don’t know where to take this yet!)</text:span></text:p>
      <text:p text:style-name="P7"/>
      <text:p text:style-name="P1">Need for Speed</text:p>
      <text:p text:style-name="P1"/>
      <text:p text:style-name="P11"><text:tab/>Although Serians do have conventional “go fast through space” warp travel, most transportation to known locations uses a form of “basically teleportation” known as Rifting. This gives the experience of one uninterrupted land spanning different planets. Again, thus the term <text:span text:style-name="T21">“One Plane under the Sky.” </text:span><text:span text:style-name="T23">This also nearly obviates the need for understanding the classical mechanics of planets and stars, at least for the average Serian</text:span><text:span text:style-name="T21">. </text:span>In fact, the Serian understanding of space in general is completely alien to the reader. <text:span text:style-name="T22">The following is an excerpt that will likely be in the finished story, on this subject:</text:span></text:p>
      <text:p text:style-name="P11"/>
      <text:p text:style-name="P21"><text:tab/>The Serians had a great appetite for spreading themselves throughout the stars. There was not much in the way of material urgency for doing so, it was simply a categorical imperative of their culture. The expansion of the Serian star presence may have been dominated by strong willed captains in various space-faring contraptions, but such was not the perception of space travel by Serians. The general population was connected by a system of inconceivably high-speed transport systems known as relays. These could seamlessly connect any two pieces of solid terrain in one continuous fabric: One Plane Under The Sky, a phrase often replicated by those who operated these networks. The proliferation of this technology was such that, for the average Serian, boarding a spacecraft to go virtually any distance felt about as obtuse as boarding a submarine to cross a narrow creek.</text:p>
      <text:p text:style-name="P11"/>
      <text:p text:style-name="P2">Weet Weet</text:p>
      <text:p text:style-name="P27"/>
      <text:p text:style-name="P2"><text:span text:style-name="T13"><text:tab/>In the real world, “Serian” is a play on </text:span><text:span text:style-name="T10">Passeri </text:span><text:span text:style-name="T26">because Serians resemble songbirds. In universe, it comes from the root “Cir” approximately meaning calm, protected, or cared for. The name of their home star, Cira, is a formalized version, which could mean “The Protector” or even “The Mother”. A Serian is someone who is </text:span><text:span text:style-name="T27">calmed and protected. Calmed can be further interpreted to be in reference to the fact that Serians (all living things for that matter) are </text:span><text:span text:style-name="T12">Sky</text:span><text:span text:style-name="T27">, that is they are calmed energy, matter, as described in their creation myth.</text:span></text:p>
      <text:p text:style-name="P2"><text:soft-page-break/><text:span text:style-name="T27"><text:tab/></text:span><text:span text:style-name="T28">The vast majority of Serians speak “Town Language” (need a better name), which incorporates a large number of long and specific words and makes use of most of the possible sounds Serians can make. It can be imagined as being similar to a Germanic language in the real world. Sentences in this language are paced and inflected based on intent and emphasis, with bits of silence separating words.</text:span></text:p>
      <text:p text:style-name="P3"><text:span text:style-name="T28"><text:tab/></text:span><text:span text:style-name="T29">Serians in military tradition and some branches of the state government may also speak “Normalized Vocalizations”. This is a language based on the sounds Serians can make the easiest and the loudest, which is mainly chirps and chirrs. Because of it’s usage, it is of course very regimented, and knowing it is seen as a status symbol. Each sound in NV can be composed of several tones and other noises. Words in this language are short and highly context dependent, and pauses do not always separate words. It is possible for an entire sentence to be one continuous train of sounds.</text:span></text:p>
      <text:p text:style-name="P28"><text:tab/>Numbers work exactly the same in this language as in Town language. But in addition, every possible combination of sounds has a “total order”, meaning every sound is comparable to another and has a “difference” value. This allows each sound to encode between four and six bits of arbitrary information, which is useful for speaking codes, as it is sometimes used in the military.</text:p>
      <text:p text:style-name="P3"><text:span text:style-name="T29"><text:tab/></text:span><text:span text:style-name="T30">Serians count in either base four or sixteen. When describing numbers, the base is implied by what is being discussed. Phone numbers, amounts of money, and other large quantities use base sixteen. Everyday objects often use base four, such as the number of chairs at a table. If the base is not clear, it can be explicitly stated, and it appears at the start of a number. This default base is very arbitrary, and can lead to funny situations where someone incorrectly says something like “I have to buy 256 pounds of frui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9-27T08:25:30.779000000</dc:date>
    <meta:editing-duration>PT1H55M27S</meta:editing-duration>
    <meta:editing-cycles>32</meta:editing-cycles>
    <meta:generator>LibreOffice/7.1.4.2$Windows_X86_64 LibreOffice_project/a529a4fab45b75fefc5b6226684193eb000654f6</meta:generator>
    <meta:document-statistic meta:table-count="0" meta:image-count="0" meta:object-count="0" meta:page-count="6" meta:paragraph-count="45" meta:word-count="2276" meta:character-count="13977" meta:non-whitespace-character-count="11703"/>
  </office:meta>
</office:document-meta>
</file>